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Admonition">
      <style:text-properties fo:language="en" fo:country="GB"/>
    </style:style>
    <style:style style:name="P10" style:family="paragraph" style:parent-style-name="Heading_20_1" style:list-style-name="WW8Num2"/>
    <style:style style:name="P11" style:family="paragraph" style:parent-style-name="Text_20_body">
      <style:text-properties fo:language="en" fo:country="GB"/>
    </style:style>
    <style:style style:name="P12" style:family="paragraph" style:parent-style-name="Text_20_body" style:list-style-name="WW8Num1">
      <style:text-properties fo:language="en" fo:country="GB"/>
    </style:style>
    <style:style style:name="P13" style:family="paragraph" style:parent-style-name="Heading_20_1" style:list-style-name="WW8Num2">
      <style:text-properties fo:language="en" fo:country="GB"/>
    </style:style>
    <style:style style:name="T1" style:family="text">
      <style:text-properties fo:language="en" fo:country="GB"/>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language="en" fo:country="GB" fo:font-weight="bold" style:font-weight-asian="bold"/>
    </style:style>
    <style:style style:name="T5" style:family="text">
      <style:text-properties style:text-position="super 58%"/>
    </style:style>
    <style:style style:name="T6" style:family="text">
      <style:text-properties fo:font-style="italic" style:font-style-asian="italic"/>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0"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Working with common elements in DD</text:p>
          <text:p text:style-name="Subtitle">Quick referenc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4</text:p>
          <text:p text:style-name="P1">Version 1.0</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10/2004</text:p>
          </table:table-cell>
          <table:table-cell table:style-name="Versions-management.A2" office:value-type="string">
            <text:p text:style-name="Table_20_Contents">Initial version</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5"/>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Common and non-common elements<text:tab/> <text:a xlink:type="simple" xlink:href="#1.Common and non-common elements|outline" text:style-name="Default" text:visited-style-name="Default">4</text:a></text:p>
          <text:p text:style-name="P7">2. <text:s text:c="2"/>Defining common elements<text:tab/> <text:a xlink:type="simple" xlink:href="#2.Defining common elements|outline" text:style-name="Default" text:visited-style-name="Default">4</text:a></text:p>
          <text:p text:style-name="P7">3. <text:s text:c="2"/>Searching for common elements<text:tab/> <text:a xlink:type="simple" xlink:href="#3.Searching for common elements|outline" text:style-name="Default" text:visited-style-name="Default">4</text:a></text:p>
          <text:p text:style-name="P7">4. <text:s text:c="2"/>Using common elements in tables<text:tab/> <text:a xlink:type="simple" xlink:href="#4.Using common elements in tables|outline" text:style-name="Default" text:visited-style-name="Default">5</text:a></text:p>
          <text:p text:style-name="P7">5. <text:s text:c="2"/>Losing repeated non-common elements and replacing them with common ones<text:tab/> <text:a xlink:type="simple" xlink:href="#5.Losing repeated non-common elements and replacing them with common ones|outline" text:style-name="Default" text:visited-style-name="Default">5</text:a></text:p>
        </text:index-body>
      </text:table-of-content>
      <text:p text:style-name="P8"/>
      <text:p text:style-name="Admonition">NB!</text:p>
      <text:p text:style-name="P9">This document assumes that its reader is an experienced DD user and data manager and needs to quickly learn how to work with the newly introduced common elements.</text:p>
      <text:list text:style-name="WW8Num2">
        <text:list-item>
          <text:h text:style-name="P10" text:outline-level="1">Common and non-common elements</text:h>
        </text:list-item>
      </text:list>
      <text:p text:style-name="P11">Here’s the distinction between <text:span text:style-name="T3">common</text:span> and <text:span text:style-name="T3">non-common</text:span> elements. The two terms are to be officially used in DD context for common understanding.</text:p>
      <text:list text:style-name="WW8Num1">
        <text:list-item>
          <text:p text:style-name="P12"><text:span text:style-name="T3">non-common elements</text:span> belong into a certain single table and they cannot be used in any other tables. They are defined within that certain table and they do not have a life outside of that table.</text:p>
        </text:list-item>
        <text:list-item>
          <text:p text:style-name="P12"><text:span text:style-name="T3">common elements</text:span> do not belong into a certain single tables. They can be used in many tables, i.e. they can be part of many tables. You could also call them harmonised elements. They are potential candidates to be used in many datasets and tables and thus have been harmonised to avoid repetitions. A prefect example of a common element is for example CountryCode. It is obvious that CountryCode is probably needed in all datasets and many tables.</text:p>
        </text:list-item>
      </text:list>
      <text:p text:style-name="Text_20_body">Nothing has changed in DD for the non-common elements. They are to be worked with as previously.</text:p>
      <text:list text:style-name="WW8Num2" text:continue-numbering="true">
        <text:list-item>
          <text:h text:style-name="P13" text:outline-level="1">Defining common elements</text:h>
        </text:list-item>
      </text:list>
      <text:p text:style-name="Text_20_body"><text:span text:style-name="T1">To define a common element, go to the search page of data elements by clicking the grey </text:span><text:span text:style-name="T4">Data elements </text:span>button on the left pane. Click the <text:span text:style-name="T3">Add </text:span>button for common elements. Fill the inputs just like you have been filling them for non-common elements. You will notice that for common elements you can specify the Registration status. For non-common elements you cannot do that any more. Also you must notice that for common elements you cannot specify the dataset and table. This is only natural as proceeding from the idea of common elements.</text:p>
      <text:p text:style-name="Text_20_body">Once you have specified the inputs on the add page, click <text:span text:style-name="T3">Add</text:span>. This will create the definition of the element and will lead you to its edit page.</text:p>
      <text:p text:style-name="Text_20_body">The edit page for a common element looks exactly like it has looked for non-common elements. The difference is that you cannot see the Dataset and Table attributes. Also you cannot define any foreign key relations for a common element. The rest is the same as for non-common elements. Use <text:span text:style-name="T3">Save</text:span> to submit your changes, use <text:span text:style-name="T3">Check in</text:span> to publish your changes and to release the definition, use <text:span text:style-name="T3">Undo check-out</text:span> to cancel you’re working copy.</text:p>
      <text:list text:style-name="WW8Num2" text:continue-numbering="true">
        <text:list-item>
          <text:h text:style-name="P10" text:outline-level="1">Searching for common elements</text:h>
        </text:list-item>
      </text:list>
      <text:p text:style-name="Text_20_body">On the data element search page you can no specify weather you are looking for common elements only or non-common elements only. The latter is the default. To search for common elements, click the relevant radio button.</text:p>
      <text:p text:style-name="Text_20_body">The common elements search result list has at least 3 columns- the element, its type and registration status. If you are logged in, you can also see a 4<text:span text:style-name="T5">th</text:span> column- <text:span text:style-name="T3">CheckInNo</text:span>. This column contains the element’s version which is called CheckInNo. So as you see, common elements are versioned. The versions are created by DD when you check the ‘<text:span text:style-name="T6">Update this element definition's CheckInNo when checking in’</text:span> check box in the element’s edit view.</text:p>
      <text:p text:style-name="Text_20_body">The rest of the story when searching for common elements is the same as it has been for non-common ones. Click the element in the search result list to go to its view. There you will see buttons for deleting the element, editing the element and looking at its history. You are always looking at the latest version and it is the latest version that is deleted when you press Delete.</text:p>
      <text:list text:style-name="WW8Num2" text:continue-numbering="true">
        <text:list-item>
          <text:h text:style-name="P10" text:outline-level="1">Using common elements in tables</text:h>
        </text:list-item>
      </text:list>
      <text:p text:style-name="Text_20_body">To use a common element in a table, go to the latter’s view and click the link for managing the table’s elements. <text:span text:style-name="T3">Naturally, the table and the whole dataset must not be in work to see this link.</text:span> The resulting view is the view for working with a table’s elements just like it has been so far. The only difference is a new button- <text:span text:style-name="T3">Link.</text:span> This is the button enabling to include common elements into the table. It opens a popup where you can search for common elements. It is automatically set to looking for common <text:s/>elements only, so no radio buttons in this respect. In the search result list select the desired element by clicking its link. The popup will close and you will see the selected element included in the elements list. It is also marked with ‘C’, indicating its a common element.</text:p>
      <text:p text:style-name="Text_20_body">You can remove common elements just like non-common ones- using the checkboxes and <text:span text:style-name="T3">Remove selected </text:span>button.</text:p>
      <text:list text:style-name="WW8Num2" text:continue-numbering="true">
        <text:list-item>
          <text:h text:style-name="P10" text:outline-level="1">Losing repeated non-common elements and replacing them with common ones</text:h>
        </text:list-item>
      </text:list>
      <text:p text:style-name="Text_20_body">This is simple. If you have for example 30 CountryCode elements, all defined in different tables, then now you delete all those elements, define a new single common element titled CountryCode and use it in all those 30 tables by the help of <text:span text:style-name="T3">Link</text:span> button described above. Simple in nature, but of course a lot of work in qua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Admonition" style:family="paragraph" style:parent-style-name="Text_20_body">
      <style:paragraph-properties fo:margin-left="0.199cm" fo:margin-right="0.199cm" fo:margin-top="0.101cm" fo:margin-bottom="0.199cm" fo:text-indent="0cm" style:auto-text-indent="false" fo:padding="0.049cm" fo:border="0.018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2z1" style:family="text">
      <style:text-properties style:font-name="Wingdings"/>
    </style:style>
    <style:style style:name="WW8Num1z0"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bullet text:level="2" text:style-name="WW8Num2z1" style:num-suffix="."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0"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6-12-19</text:modification-date><text:tab/><text:title>DD common elements</text:title><text:tab/><text:span text:style-name="T1">Page </text:span><text:span text:style-name="T1"><text:page-number text:select-page="current">5</text:page-number></text:span><text:span text:style-name="T1"> of </text:span><text:span text:style-name="T1"><text:page-count style:num-format="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DD common elements</dc:title>
    <meta:initial-creator>Søren Roug</meta:initial-creator>
    <meta:creation-date>2006-12-19T17:32:18</meta:creation-date>
    <dc:creator>Søren Roug</dc:creator>
    <dc:date>2006-12-19T17:35:38</dc:date>
    <dc:language>en-GB</dc:language>
    <meta:editing-cycles>2</meta:editing-cycles>
    <meta:editing-duration>PT3M20S</meta:editing-duration>
    <meta:template xlink:type="simple" xlink:actuate="onRequest" xlink:role="template" xlink:href="/C:/Documents%20and%20Settings/roug/Application%20Data/OpenOffice.org2/user/template/EEA-Technical-Report.ott" xlink:title="EEA-Technical-Report" meta:date="2006-12-19T17:32:18"/>
    <meta:user-defined meta:name="Info 1"/>
    <meta:user-defined meta:name="Info 2"/>
    <meta:user-defined meta:name="Info 3"/>
    <meta:user-defined meta:name="Info 4"/>
    <meta:document-statistic meta:table-count="1" meta:image-count="0" meta:object-count="0" meta:page-count="5" meta:paragraph-count="43" meta:word-count="893" meta:character-count="5079"/>
  </office:meta>
</office:document-meta>
</file>